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1.13" style:family="table-row">
      <style:table-row-properties style:min-row-height="0.349cm"/>
    </style:style>
    <style:style style:name="P1" style:family="paragraph" style:parent-style-name="Table_20_Contents">
      <style:text-properties style:font-name="Liberation Serif1" officeooo:paragraph-rsid="0018657c"/>
    </style:style>
    <style:style style:name="P2" style:family="paragraph" style:parent-style-name="Table_20_Contents">
      <style:text-properties style:font-name="Liberation Serif1" fo:font-size="12pt" fo:font-weight="bold" officeooo:rsid="00134661" officeooo:paragraph-rsid="0018657c" style:font-size-asian="12pt" style:font-weight-asian="bold" style:font-size-complex="12pt" style:font-weight-complex="bold"/>
    </style:style>
    <style:style style:name="P3" style:family="paragraph" style:parent-style-name="Table_20_Contents">
      <style:text-properties style:font-name="Liberation Serif1" fo:font-size="12pt" officeooo:rsid="00134661" officeooo:paragraph-rsid="0018657c" style:font-size-asian="12pt" style:font-size-complex="12pt"/>
    </style:style>
    <style:style style:name="P4" style:family="paragraph" style:parent-style-name="Table_20_Contents">
      <style:text-properties style:font-name="Liberation Serif1" fo:font-size="12pt" officeooo:rsid="001ff79b" officeooo:paragraph-rsid="001ff79b" style:font-size-asian="12pt" style:font-size-complex="12pt"/>
    </style:style>
    <style:style style:name="P5" style:family="paragraph" style:parent-style-name="Table_20_Contents">
      <style:text-properties style:font-name="Liberation Serif1" officeooo:rsid="00134661" officeooo:paragraph-rsid="0018657c"/>
    </style:style>
    <style:style style:name="P6" style:family="paragraph" style:parent-style-name="Table_20_Contents">
      <style:text-properties style:font-name="Liberation Serif1" officeooo:rsid="00113eb0" officeooo:paragraph-rsid="0018657c"/>
    </style:style>
    <style:style style:name="P7" style:family="paragraph" style:parent-style-name="Table_20_Contents">
      <style:text-properties style:font-name="Liberation Serif1" style:text-underline-style="solid" style:text-underline-width="auto" style:text-underline-color="font-color" fo:font-weight="bold" officeooo:rsid="00113eb0" officeooo:paragraph-rsid="0018657c" style:font-weight-asian="bold" style:font-weight-complex="bold"/>
    </style:style>
    <style:style style:name="P8" style:family="paragraph" style:parent-style-name="Table_20_Contents">
      <style:text-properties style:font-name="Liberation Serif1" officeooo:rsid="001254db" officeooo:paragraph-rsid="0018657c" style:font-name-asian="Liberation Serif" style:font-name-complex="Liberation Serif"/>
    </style:style>
    <style:style style:name="P9" style:family="paragraph" style:parent-style-name="Table_20_Contents">
      <style:text-properties style:font-name="Liberation Serif1" officeooo:paragraph-rsid="001ff79b"/>
    </style:style>
    <style:style style:name="P10" style:family="paragraph" style:parent-style-name="Heading_20_3">
      <style:text-properties style:font-name="Liberation Serif1" fo:font-size="12pt" style:font-size-asian="12pt" style:font-size-complex="12pt"/>
    </style:style>
    <style:style style:name="P11" style:family="paragraph" style:parent-style-name="Text_20_body" style:list-style-name="L1">
      <style:text-properties style:font-name="Liberation Serif1"/>
    </style:style>
    <style:style style:name="P12" style:family="paragraph" style:parent-style-name="Text_20_body" style:list-style-name="L1">
      <style:text-properties style:font-name="Liberation Serif1" officeooo:paragraph-rsid="0020cb9f"/>
    </style:style>
    <style:style style:name="P13" style:family="paragraph" style:parent-style-name="Text_20_body" style:list-style-name="L1">
      <style:text-properties style:font-name="Liberation Serif1" officeooo:paragraph-rsid="00259f6b"/>
    </style:style>
    <style:style style:name="P14" style:family="paragraph" style:parent-style-name="Text_20_body" style:list-style-name="L1">
      <style:text-properties style:font-name="Liberation Serif1" officeooo:paragraph-rsid="0026aa94"/>
    </style:style>
    <style:style style:name="P15" style:family="paragraph" style:parent-style-name="Text_20_body" style:list-style-name="L1">
      <style:text-properties style:font-name="Liberation Serif1" officeooo:paragraph-rsid="0016abd1"/>
    </style:style>
    <style:style style:name="P16" style:family="paragraph" style:parent-style-name="Heading_20_1">
      <style:paragraph-properties fo:margin-left="0cm" fo:margin-right="0cm" fo:margin-top="0cm" fo:margin-bottom="0cm" style:contextual-spacing="false" fo:line-height="110%" fo:orphans="2" fo:widows="2" fo:text-indent="0cm" style:auto-text-indent="false"/>
      <style:text-properties fo:font-variant="normal" fo:text-transform="none" fo:color="#222222" loext:opacity="100%" style:font-name="Liberation Serif1" fo:font-size="12pt" fo:letter-spacing="normal" fo:font-style="normal" style:text-underline-style="solid" style:text-underline-width="auto" style:text-underline-color="font-color" fo:font-weight="bold" officeooo:rsid="00195512" officeooo:paragraph-rsid="00195512" style:font-size-asian="12pt" style:font-weight-asian="bold" style:font-size-complex="12pt" style:font-weight-complex="bold"/>
    </style:style>
    <style:style style:name="P17" style:family="paragraph" style:parent-style-name="Text_20_body">
      <style:paragraph-properties fo:margin-left="0cm" fo:margin-right="0cm" fo:margin-top="0cm" fo:margin-bottom="0cm" style:contextual-spacing="false" fo:line-height="110%" fo:orphans="2" fo:widows="2" fo:text-indent="0cm" style:auto-text-indent="false"/>
      <style:text-properties fo:font-variant="normal" fo:text-transform="none" fo:color="#222222" loext:opacity="100%" style:font-name="Liberation Serif1" fo:font-size="14pt" fo:letter-spacing="normal" fo:font-style="normal" fo:font-weight="bold" officeooo:rsid="00195512" officeooo:paragraph-rsid="00195512" style:font-size-asian="14pt" style:font-weight-asian="bold" style:font-size-complex="14pt" style:font-weight-complex="bold"/>
    </style:style>
    <style:style style:name="P18" style:family="paragraph" style:parent-style-name="Heading_20_1">
      <style:paragraph-properties fo:margin-left="0cm" fo:margin-right="0cm" fo:margin-top="0cm" fo:margin-bottom="0cm" style:contextual-spacing="false" fo:line-height="110%" fo:orphans="2" fo:widows="2" fo:text-indent="0cm" style:auto-text-indent="false"/>
      <style:text-properties fo:font-variant="normal" fo:text-transform="none" fo:color="#222222" loext:opacity="100%" style:font-name="Liberation Serif1" fo:font-size="14pt" fo:letter-spacing="normal" fo:font-style="normal" fo:font-weight="bold" style:font-size-asian="14pt" style:font-weight-asian="bold" style:font-size-complex="14pt" style:font-weight-complex="bold"/>
    </style:style>
    <style:style style:name="P19" style:family="paragraph" style:parent-style-name="Heading_20_2">
      <style:paragraph-properties fo:margin-left="0cm" fo:margin-right="0cm" fo:line-height="120%" fo:text-indent="0cm" style:auto-text-indent="false"/>
      <style:text-properties style:font-name="Liberation Serif1" fo:font-weight="normal"/>
    </style:style>
    <style:style style:name="P20" style:family="paragraph" style:parent-style-name="Text_20_body">
      <style:paragraph-properties fo:margin-left="0cm" fo:margin-right="0.265cm" fo:margin-top="0cm" fo:margin-bottom="0cm" style:contextual-spacing="false" fo:text-indent="0cm" style:auto-text-indent="false"/>
      <style:text-properties officeooo:paragraph-rsid="00178cb9"/>
    </style:style>
    <style:style style:name="P21" style:family="paragraph" style:parent-style-name="Text_20_body">
      <style:paragraph-properties fo:margin-left="0cm" fo:margin-right="0.265cm" fo:margin-top="0cm" fo:margin-bottom="0cm" style:contextual-spacing="false" fo:text-indent="0cm" style:auto-text-indent="false"/>
      <style:text-properties fo:font-variant="normal" fo:text-transform="none" fo:color="#222222" loext:opacity="100%" style:font-name="Liberation Serif1" fo:font-size="12pt" fo:letter-spacing="normal" fo:font-style="normal" fo:font-weight="normal" officeooo:rsid="00178cb9" officeooo:paragraph-rsid="00178cb9" style:font-size-asian="12pt" style:font-size-complex="12pt"/>
    </style:style>
    <style:style style:name="P22"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23"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Liberation Serif1"/>
    </style:style>
    <style:style style:name="P2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222222" loext:opacity="100%" style:font-name="Liberation Serif1" fo:font-size="12pt" fo:letter-spacing="normal" fo:font-style="normal" fo:font-weight="normal" style:font-size-asian="12pt" style:font-size-complex="12pt"/>
    </style:style>
    <style:style style:name="P2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222222" loext:opacity="100%" style:font-name="Liberation Serif1" fo:font-size="12pt" fo:letter-spacing="normal" fo:font-style="normal" fo:font-weight="normal" officeooo:rsid="0017caf1" officeooo:paragraph-rsid="0017caf1" style:font-size-asian="12pt" style:font-size-complex="12pt"/>
    </style:style>
    <style:style style:name="P2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222222" loext:opacity="100%" style:font-name="Liberation Serif1" fo:font-size="12pt" fo:letter-spacing="normal" fo:font-style="normal" fo:font-weight="normal" officeooo:paragraph-rsid="0017caf1" style:font-size-asian="12pt" style:font-size-complex="12pt"/>
    </style:style>
    <style:style style:name="P27"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Liberation Serif1" fo:font-size="12pt" style:font-size-asian="12pt" style:font-size-complex="12pt"/>
    </style:style>
    <style:style style:name="T1" style:family="text">
      <style:text-properties fo:font-size="14pt" fo:font-style="normal" officeooo:rsid="0016ecd5" style:font-size-asian="14pt" style:font-style-asian="normal" style:font-size-complex="14pt" style:font-style-complex="normal"/>
    </style:style>
    <style:style style:name="T2" style:family="text">
      <style:text-properties fo:font-size="16pt" style:text-underline-style="solid" style:text-underline-width="auto" style:text-underline-color="font-color" officeooo:rsid="00113eb0" style:font-size-asian="16pt" style:font-size-complex="16pt"/>
    </style:style>
    <style:style style:name="T3" style:family="text">
      <style:text-properties style:text-underline-style="solid" style:text-underline-width="auto" style:text-underline-color="font-color" officeooo:rsid="0018657c"/>
    </style:style>
    <style:style style:name="T4" style:family="text">
      <style:text-properties style:text-underline-style="solid" style:text-underline-width="auto" style:text-underline-color="font-color"/>
    </style:style>
    <style:style style:name="T5" style:family="text">
      <style:text-properties officeooo:rsid="001254db" style:font-name-asian="Liberation Serif" style:font-name-complex="Liberation Serif"/>
    </style:style>
    <style:style style:name="T6" style:family="text">
      <style:text-properties officeooo:rsid="0018657c"/>
    </style:style>
    <style:style style:name="T7" style:family="text">
      <style:text-properties officeooo:rsid="001254db" style:font-name-asian="Noto Serif CJK SC" style:font-name-complex="Lohit Devanagari"/>
    </style:style>
    <style:style style:name="T8" style:family="text">
      <style:text-properties officeooo:rsid="00113eb0"/>
    </style:style>
    <style:style style:name="T9" style:family="text">
      <style:text-properties officeooo:rsid="001ff79b"/>
    </style:style>
    <style:style style:name="T10" style:family="text">
      <style:text-properties officeooo:rsid="00206564"/>
    </style:style>
    <style:style style:name="T11" style:family="text">
      <style:text-properties officeooo:rsid="0016ecd5"/>
    </style:style>
    <style:style style:name="T12" style:family="text">
      <style:text-properties officeooo:rsid="0020cb9f"/>
    </style:style>
    <style:style style:name="T13" style:family="text">
      <style:text-properties officeooo:rsid="00212733"/>
    </style:style>
    <style:style style:name="T14" style:family="text">
      <style:text-properties officeooo:rsid="00229f03"/>
    </style:style>
    <style:style style:name="T15" style:family="text">
      <style:text-properties officeooo:rsid="002322f6"/>
    </style:style>
    <style:style style:name="T16" style:family="text">
      <style:text-properties officeooo:rsid="002491f4"/>
    </style:style>
    <style:style style:name="T17" style:family="text">
      <style:text-properties officeooo:rsid="00259f6b"/>
    </style:style>
    <style:style style:name="T18" style:family="text">
      <style:text-properties officeooo:rsid="0026aa94"/>
    </style:style>
    <style:style style:name="T19" style:family="text">
      <style:text-properties officeooo:rsid="0016abd1"/>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text-transform="uppercase" style:font-name="Liberation Serif1"/>
    </style:style>
    <style:style style:name="T22" style:family="text">
      <style:text-properties fo:text-transform="uppercase" style:text-line-through-style="none" style:text-line-through-type="none" style:font-name="Liberation Serif1" style:text-underline-style="none" style:text-blinking="false"/>
    </style:style>
    <style:style style:name="T23" style:family="text">
      <style:text-properties style:font-name="Liberation Serif1"/>
    </style:style>
    <style:style style:name="T24" style:family="text">
      <style:text-properties fo:font-variant="normal" fo:text-transform="none" fo:color="#222222" loext:opacity="100%" style:font-name="Liberation Serif1" fo:font-size="12pt" fo:letter-spacing="normal" fo:font-style="normal" fo:font-weight="normal" style:font-size-asian="12pt" style:font-size-complex="12pt"/>
    </style:style>
    <style:style style:name="T25" style:family="text">
      <style:text-properties fo:font-variant="normal" fo:text-transform="none" fo:color="#222222" loext:opacity="100%" style:text-line-through-style="none" style:text-line-through-type="none" style:font-name="Liberation Serif1" fo:font-size="12pt" fo:letter-spacing="normal" fo:font-style="normal" style:text-underline-style="none" fo:font-weight="normal" style:text-blinking="false" style:font-size-asian="12pt" style:font-size-complex="12pt" loext:padding="0cm" loext:border="none"/>
    </style:style>
    <style:style style:name="T26" style:family="text">
      <style:text-properties fo:font-variant="normal" fo:text-transform="none" fo:color="#222222" loext:opacity="100%" style:font-name="Liberation Serif1" fo:font-size="12pt" fo:letter-spacing="normal" fo:font-style="normal" fo:font-weight="normal" officeooo:rsid="0018657c" style:font-size-asian="12pt" style:font-size-complex="12pt"/>
    </style:style>
    <style:style style:name="T27" style:family="text">
      <style:text-properties fo:font-variant="normal" fo:text-transform="none" fo:color="#222222" loext:opacity="100%" fo:font-size="12pt" fo:letter-spacing="normal" fo:font-style="normal" fo:font-weight="normal" style:font-size-asian="12pt" style:font-size-complex="12pt"/>
    </style:style>
    <style:style style:name="T28" style:family="text">
      <style:text-properties fo:font-variant="normal" fo:text-transform="none" fo:color="#222222" loext:opacity="100%" style:font-name="Liberation Serif1" fo:font-size="12pt" fo:letter-spacing="normal" fo:font-style="normal" fo:font-weight="bold" style:font-size-asian="12pt" style:font-weight-asian="bold" style:font-size-complex="12pt" style:font-weight-complex="bold"/>
    </style:style>
    <style:style style:name="T29" style:family="text">
      <style:text-properties fo:font-variant="normal" fo:text-transform="none" fo:color="#222222" loext:opacity="100%" style:font-name="Liberation Serif1" fo:font-size="12pt" fo:letter-spacing="normal" fo:font-style="normal" fo:font-weight="normal" officeooo:rsid="0017caf1" style:font-size-asian="12pt" style:font-size-complex="12pt"/>
    </style:style>
    <style:style style:name="T30" style:family="text">
      <style:text-properties fo:font-variant="normal" fo:text-transform="none" fo:color="#222222" loext:opacity="100%" style:font-name="Liberation Serif1" fo:font-size="12pt" fo:letter-spacing="normal" fo:font-style="normal" fo:font-weight="bold" officeooo:rsid="0017caf1" style:font-size-asian="12pt" style:font-weight-asian="bold" style:font-size-complex="12pt" style:font-weight-complex="bold"/>
    </style:style>
    <style:style style:name="T31" style:family="text">
      <style:text-properties fo:font-weight="bold" officeooo:rsid="0017caf1" style:font-weight-asian="bold" style:font-weight-complex="bold"/>
    </style:style>
    <style:style style:name="T32" style:family="text">
      <style:text-properties fo:color="#222222" loext:opacity="100%" fo:letter-spacing="normal" fo:font-style="italic" fo:font-weight="normal" officeooo:rsid="0018657c"/>
    </style:style>
    <style:style style:name="T33" style:family="text">
      <style:text-properties fo:color="#222222" loext:opacity="100%" fo:letter-spacing="normal" fo:font-style="italic"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tab/><text:tab/><text:tab/><text:tab/><text:span text:style-name="T1">Reported Speech</text:span></text:h>
      <text:p text:style-name="P1"><text:span text:style-name="T2"/></text:p>
      <text:p text:style-name="P2"><text:span text:style-name="T3">I</text:span><text:span text:style-name="T4">) To transform direct speech into indirect one, you need some introductory verbs...Try to list the ones you know:</text:span></text:p>
      <text:p text:style-name="P2"><text:span text:style-name="T4"/></text:p>
      <table:table table:name="Table1" table:style-name="Table1">
        <table:table-column table:style-name="Table1.A"/>
        <table:table-column table:style-name="Table1.B"/>
        <table:table-row>
          <table:table-cell table:style-name="Table1.A1" office:value-type="string">
            <text:p text:style-name="P3">Ils ont accepté de..</text:p>
          </table:table-cell>
          <table:table-cell table:style-name="Table1.A1" office:value-type="string">
            <text:p text:style-name="P4">They agreed to </text:p>
          </table:table-cell>
        </table:table-row>
        <table:table-row>
          <table:table-cell table:style-name="Table1.A1" office:value-type="string">
            <text:p text:style-name="P3">Ils ont exigé que...</text:p>
          </table:table-cell>
          <table:table-cell table:style-name="Table1.A1" office:value-type="string">
            <text:p text:style-name="P4">They demanded to </text:p>
          </table:table-cell>
        </table:table-row>
        <table:table-row>
          <table:table-cell table:style-name="Table1.A1" office:value-type="string">
            <text:p text:style-name="P3">Ils ont demandé si...</text:p>
          </table:table-cell>
          <table:table-cell table:style-name="Table1.A1" office:value-type="string">
            <text:p text:style-name="P4">They asked if </text:p>
          </table:table-cell>
        </table:table-row>
        <table:table-row>
          <table:table-cell table:style-name="Table1.A1" office:value-type="string">
            <text:p text:style-name="P3">Ils ont promis de...</text:p>
          </table:table-cell>
          <table:table-cell table:style-name="Table1.A1" office:value-type="string">
            <text:p text:style-name="P4">They promised(t) to </text:p>
          </table:table-cell>
        </table:table-row>
        <table:table-row>
          <table:table-cell table:style-name="Table1.A1" office:value-type="string">
            <text:p text:style-name="P3">Ils ont refusé de...</text:p>
          </table:table-cell>
          <table:table-cell table:style-name="Table1.A1" office:value-type="string">
            <text:p text:style-name="P4">They refused to </text:p>
          </table:table-cell>
        </table:table-row>
        <table:table-row>
          <table:table-cell table:style-name="Table1.A1" office:value-type="string">
            <text:p text:style-name="P3">Ils ont menacé de...</text:p>
          </table:table-cell>
          <table:table-cell table:style-name="Table1.A1" office:value-type="string">
            <text:p text:style-name="P4">They threatened (traître : treater) </text:p>
          </table:table-cell>
        </table:table-row>
        <table:table-row>
          <table:table-cell table:style-name="Table1.A1" office:value-type="string">
            <text:p text:style-name="P3">Ils ont prétendu que...</text:p>
          </table:table-cell>
          <table:table-cell table:style-name="Table1.A1" office:value-type="string">
            <text:p text:style-name="P4">They claimed </text:p>
          </table:table-cell>
        </table:table-row>
        <table:table-row>
          <table:table-cell table:style-name="Table1.A1" office:value-type="string">
            <text:p text:style-name="P3">Ils ont dit que...</text:p>
          </table:table-cell>
          <table:table-cell table:style-name="Table1.A1" office:value-type="string">
            <text:p text:style-name="P4">They said/ told that </text:p>
          </table:table-cell>
        </table:table-row>
        <table:table-row>
          <table:table-cell table:style-name="Table1.A1" office:value-type="string">
            <text:p text:style-name="P3">Ils ont suggéré de...</text:p>
          </table:table-cell>
          <table:table-cell table:style-name="Table1.A1" office:value-type="string">
            <text:p text:style-name="P4">They suggested</text:p>
          </table:table-cell>
        </table:table-row>
        <table:table-row>
          <table:table-cell table:style-name="Table1.A1" office:value-type="string">
            <text:p text:style-name="P3">Ils ont ordonné de...</text:p>
          </table:table-cell>
          <table:table-cell table:style-name="Table1.A1" office:value-type="string">
            <text:p text:style-name="P4">They ordered </text:p>
          </table:table-cell>
        </table:table-row>
        <table:table-row>
          <table:table-cell table:style-name="Table1.A1" office:value-type="string">
            <text:p text:style-name="P3">Ils ont expliqué que...</text:p>
          </table:table-cell>
          <table:table-cell table:style-name="Table1.A1" office:value-type="string">
            <text:p text:style-name="P4">They explained that </text:p>
          </table:table-cell>
        </table:table-row>
        <table:table-row>
          <table:table-cell table:style-name="Table1.A1" office:value-type="string">
            <text:p text:style-name="P3">Ils ont répété que...</text:p>
          </table:table-cell>
          <table:table-cell table:style-name="Table1.A1" office:value-type="string">
            <text:p text:style-name="P4">They repeated that </text:p>
          </table:table-cell>
        </table:table-row>
        <table:table-row table:style-name="Table1.13">
          <table:table-cell table:style-name="Table1.A1" office:value-type="string">
            <text:p text:style-name="P3">Ils voulaient savoir si...</text:p>
          </table:table-cell>
          <table:table-cell table:style-name="Table1.A1" office:value-type="string">
            <text:p text:style-name="P4">They wanted to know </text:p>
          </table:table-cell>
        </table:table-row>
      </table:table>
      <text:p text:style-name="P5"/>
      <text:p text:style-name="P6"><text:span text:style-name="T5"/></text:p>
      <text:p text:style-name="P7"><text:span text:style-name="T6">II</text:span>) Here are some direct speech sentences. Report them into indirect speech (be careful, there are some positive and negative statements, some questions and some direct orders).</text:p>
      <text:p text:style-name="P7">Find an introductory verb that fits with the meaning of the sentence and put this verb into the simple past tense.</text:p>
      <text:p text:style-name="P6"/>
      <text:p text:style-name="P6">Ex:</text:p>
      <text:p text:style-name="P6">“Have you seen my book?” <text:span text:style-name="T5">-- </text:span><text:span text:style-name="T7">He / She asked me if I had seen his/ her book.</text:span></text:p>
      <text:p text:style-name="P1"/>
      <text:p text:style-name="P1"><text:span text:style-name="T8">1)</text:span>"Did you arrive before seven?" -- <text:span text:style-name="T9">she aked me if I had arrived before seven.</text:span></text:p>
      <text:p text:style-name="P8">→</text:p>
      <text:p text:style-name="P9">2) "How was your holiday?" -- <text:span text:style-name="T9">he wanted to know how my holiday had been.</text:span></text:p>
      <text:p text:style-name="P8">→</text:p>
      <text:p text:style-name="P1">3) "I would have visited the hospital, if I had known you were sick." <text:s/>-- <text:span text:style-name="T10">she</text:span><text:span text:style-name="T9"> told me that she would had visited the hospital if he had known </text:span><text:span text:style-name="T10">that I had been sick.</text:span></text:p>
      <text:p text:style-name="P8">→</text:p>
      <text:p text:style-name="P1">4) "Don't touch!" – <text:span text:style-name="T10">she ordered me not to touch </text:span></text:p>
      <text:p text:style-name="P8">→</text:p>
      <text:p text:style-name="P1">5) "Do you usually cook at home?" – <text:span text:style-name="T10">he asked(t) if I usually cooked(t) at home </text:span></text:p>
      <text:p text:style-name="P8">→</text:p>
      <text:p text:style-name="P1">6) "They had never been to Scotland until last year." – <text:span text:style-name="T10">they told me that they had never been to Scotland until the previous year.</text:span></text:p>
      <text:p text:style-name="P8">→</text:p>
      <text:p text:style-name="P1">7) "Make sure you arrive early!" – <text:span text:style-name="T10">he ordered me to arrive early.</text:span></text:p>
      <text:p text:style-name="P8">→</text:p>
      <text:p text:style-name="P1">8) "I should have studied harder for the exam." – <text:span text:style-name="T10">she told me that she should have studied harder..</text:span></text:p>
      <text:p text:style-name="P8">→</text:p>
      <text:p text:style-name="P1">9) "Would you mind telling me how to get to the art gallery, please? – <text:s/><text:span text:style-name="T10">he asked me how to get to the art gallery.</text:span></text:p>
      <text:p text:style-name="P8">→</text:p>
      <text:p text:style-name="P1">10) "Please don't forget my book." -- <text:span text:style-name="T10">she told me not to forget my book.</text:span></text:p>
      <text:p text:style-name="P8">→</text:p>
      <text:p text:style-name="P1"><text:soft-page-break/><text:span text:style-name="T8">1</text:span>1) "Make sure you arrive at six!"-- <text:span text:style-name="T10">she ordered me to arrive at six.</text:span></text:p>
      <text:p text:style-name="P8">→</text:p>
      <text:p text:style-name="P1">12) "Remember to study hard!"</text:p>
      <text:p text:style-name="P8">→</text:p>
      <text:p text:style-name="P1">13) "Where do you want to eat tonight?"</text:p>
      <text:p text:style-name="P8">→</text:p>
      <text:p text:style-name="P1"><text:s/>1<text:span text:style-name="T6">4</text:span>. "Don't do it!"</text:p>
      <text:p text:style-name="P8">→</text:p>
      <text:p text:style-name="P1"><text:s/><text:span text:style-name="T6">15</text:span>. "I'm <text:span text:style-name="T8">not </text:span>leaving tomorrow" </text:p>
      <text:p text:style-name="P8">→</text:p>
      <text:p text:style-name="P1"><text:s/><text:span text:style-name="T6">16</text:span>. "Please get me a cup of tea" </text:p>
      <text:p text:style-name="P8">→</text:p>
      <text:p text:style-name="P1"><text:span text:style-name="T6">17</text:span>. "She got married last year"</text:p>
      <text:p text:style-name="P8">→</text:p>
      <text:p text:style-name="P1"><text:s/><text:span text:style-name="T6">18</text:span>. "Be quick!" </text:p>
      <text:p text:style-name="P8">→</text:p>
      <text:p text:style-name="P1"><text:s/><text:span text:style-name="T6">19</text:span>. "Could you explain number four, please?" </text:p>
      <text:p text:style-name="P8">→</text:p>
      <text:p text:style-name="P1"><text:s/><text:span text:style-name="T6">20</text:span>. "Where do you live?" </text:p>
      <text:p text:style-name="P8">→</text:p>
      <text:p text:style-name="P8"/>
      <text:h text:style-name="P10" text:outline-level="3"><text:span text:style-name="T6">III</text:span><text:span text:style-name="T11">) </text:span>Correct the Errors in These Sentences</text:h>
      <text:list text:style-name="L1">
        <text:list-item>
          <text:p text:style-name="P11">Sarah said that she will finish the report yesterday.<text:line-break/>Correct: <text:span text:style-name="T12">sarah said that she had finished the report yesterday.</text:span></text:p>
        </text:list-item>
        <text:list-item>
          <text:p text:style-name="P11"><text:s/>John asked me did I know how to code.<text:line-break/>Correct: <text:span text:style-name="T12">john asked me if I kn</text:span><text:span text:style-name="T13">e</text:span><text:span text:style-name="T12">w how to code.</text:span></text:p>
        </text:list-item>
        <text:list-item>
          <text:p text:style-name="P11"><text:s/>The manager told to the team don't be late.<text:line-break/>Correct: <text:span text:style-name="T12">the manager told the team not to be late.</text:span></text:p>
        </text:list-item>
        <text:list-item>
          <text:p text:style-name="P11"><text:s/>They said they are launching a new product next month.<text:line-break/>Correct: <text:span text:style-name="T12">they said that they will launch a new product next month. </text:span><text:span text:style-name="T14">(or are launching</text:span><text:span text:style-name="T15">(cette version est à utiliser si on est sûre de le faire) </text:span><text:span text:style-name="T14">)</text:span></text:p>
        </text:list-item>
        <text:list-item>
          <text:p text:style-name="P11"><text:s/>She asked me if I have seen the new technology conference last week.<text:line-break/>Correct: <text:span text:style-name="T12">she asked me if I had seen the ..</text:span></text:p>
        </text:list-item>
        <text:list-item>
          <text:p text:style-name="P11"><text:s/>Michael said he will working on the project tomorrow.<text:line-break/>Correct: <text:span text:style-name="T12">michael said that he w</text:span><text:span text:style-name="T15">ould</text:span><text:span text:style-name="T12"> work on the project tomorrow.</text:span></text:p>
        </text:list-item>
        <text:list-item>
          <text:p text:style-name="P11"><text:s/>Lisa told us don't use personal devices during work hours.<text:line-break/>Correct: <text:span text:style-name="T12">lisa told us not to use personal devices during work hours.</text:span></text:p>
        </text:list-item>
        <text:list-item>
          <text:p text:style-name="P11">Emma asked will we attend the training session next week.<text:line-break/>Correct: <text:span text:style-name="T12">emma asked </text:span><text:span text:style-name="T15">us </text:span><text:span text:style-name="T12">if we will attend the training ..</text:span></text:p>
        </text:list-item>
        <text:list-item>
          <text:p text:style-name="P11"><text:s/>The instructor ordered close your laptops immediately.<text:line-break/>Correct: <text:span text:style-name="T12">the instructor told/</text:span><text:span text:style-name="T15">ordered</text:span><text:span text:style-name="T12"> us to close the laptops immediately.</text:span></text:p>
        </text:list-item>
        <text:list-item>
          <text:p text:style-name="P12"><text:s/>He said that he doesn't finish the task last night.<text:line-break/>Correct: He said that he <text:span text:style-name="T16">hadn’t</text:span> finish<text:span text:style-name="T12">ed</text:span> the task last night.</text:p>
        </text:list-item>
        <text:list-item>
          <text:p text:style-name="P12"><text:soft-page-break/><text:s/>The CEO announced that they launches the new AI system tomorrow.<text:line-break/>Correct: The CEO announced that they launch<text:span text:style-name="T17">ed </text:span>the new AI system <text:span text:style-name="T12">tomorrow</text:span>.</text:p>
        </text:list-item>
        <text:list-item>
          <text:p text:style-name="P13"><text:s/>He asked me what do I think about the update.<text:line-break/>Correct: He asked me what I <text:span text:style-name="T17">thought</text:span> about the update.</text:p>
        </text:list-item>
        <text:list-item>
          <text:p text:style-name="P14"><text:s/>Mary told she will not be attending the meeting.<text:line-break/>Correct:Mary told <text:span text:style-name="T18">me that </text:span>she <text:span text:style-name="T18">would</text:span> not attend the meeting.</text:p>
        </text:list-item>
        <text:list-item>
          <text:p text:style-name="P15"><text:s/>The instructor warned us do not install unapproved software.<text:line-break/>Correct:</text:p>
        </text:list-item>
        <text:list-item>
          <text:p text:style-name="P15"><text:s/>They said that they are working on this project since last year.<text:line-break/>Correct:</text:p>
        </text:list-item>
        <text:list-item>
          <text:p text:style-name="P15"><text:s/>Tom said he didn't finished writing the code.<text:line-break/>Correct:</text:p>
        </text:list-item>
        <text:list-item>
          <text:p text:style-name="P15"><text:span text:style-name="T19">E</text:span>mma asked me have I completed the documentation.<text:line-break/>Correct:</text:p>
        </text:list-item>
        <text:list-item>
          <text:p text:style-name="P15"><text:s/>David said that he can attending the conference next week.<text:line-break/>Correct:</text:p>
        </text:list-item>
        <text:list-item>
          <text:p text:style-name="P15">She instructed everyone turn off their phones before the test.<text:line-break/>Correct:</text:p>
        </text:list-item>
        <text:list-item>
          <text:p text:style-name="P15"><text:s/>The client asked if we have delivered the product last week.<text:line-break/>Correct:</text:p>
          <text:p text:style-name="P11"/>
        </text:list-item>
      </text:list>
      <text:h text:style-name="P16" text:outline-level="1">IV) Here is an interview of Meredith Whittaker, president od the Signal Foundation. Read the interview and get ready to report what she is saying .</text:h>
      <text:p text:style-name="P17"/>
      <text:p text:style-name="P17"/>
      <text:h text:style-name="P18" text:outline-level="1">What the President of Signal Wishes You Knew About A.I. Panic</text:h>
      <text:h text:style-name="P19" text:outline-level="2"><text:span text:style-name="T20">We don’t need killer robots for the threats to be existential</text:span>.</text:h>
      <text:p text:style-name="P20"><text:span text:style-name="T21">By </text:span><text:a xlink:type="simple" xlink:href="https://slate.com/author/lizzie-oleary" text:style-name="Internet_20_link" text:visited-style-name="Visited_20_Internet_20_Link">Lizzie O’Leary</text:a><text:span text:style-name="T22"> </text:span><text:span text:style-name="T23">May 16, 2023</text:span></text:p>
      <text:p text:style-name="P20"><text:a xlink:type="simple" xlink:href="https://slate.com/technology/2023/05/meredith-whittaker-interview-geoffrey-hinton-ai-threats.html" text:style-name="Internet_20_link" text:visited-style-name="Visited_20_Internet_20_Link"><text:span text:style-name="T23">https://slate.com/technology/2023/05/meredith-whittaker-interview-geoffrey-hinton-ai-threats.html</text:span></text:a></text:p>
      <text:p text:style-name="P21">(...)</text:p>
      <text:p text:style-name="P22"><text:span text:style-name="T24">On </text:span><text:a xlink:type="simple" xlink:href="https://slate.com/podcasts/what-next-tbd/2023/05/why-artificial-intelligence-needs-regulation-now" text:style-name="Internet_20_link" text:visited-style-name="Visited_20_Internet_20_Link"><text:span text:style-name="T25">Friday’s</text:span></text:a><text:span text:style-name="T24"> episode of What Next: TBD, I spoke with </text:span><text:a xlink:type="simple" xlink:href="https://twitter.com/mer__edith" text:style-name="Internet_20_link" text:visited-style-name="Visited_20_Internet_20_Link"><text:span text:style-name="T25">Meredith Whittaker</text:span></text:a><text:span text:style-name="T24">, president of the Signal Foundation and co-founder of the AI Now Institute at NYU, to sort through the real threat of A.I. and what the doomerism</text:span><text:span text:style-name="T26">*</text:span><text:span text:style-name="T24"> discourse is missing. Our conversation has been edited and condensed for clarity.</text:span></text:p>
      <text:p text:style-name="P23"><text:span text:style-name="T27"/></text:p>
      <text:p text:style-name="P22"><text:soft-page-break/><text:span text:style-name="Strong_20_Emphasis"><text:span text:style-name="T28">What do you make of the concerns raised by Geoffrey Hinton and others when it comes to A.I. safety?</text:span></text:span></text:p>
      <text:p text:style-name="P22"><text:span text:style-name="Strong_20_Emphasis"><text:span text:style-name="T28">Meredith Whittaker:</text:span></text:span><text:span text:style-name="T24"> The risks that I see related to A.I. are that only a handful of corporations have the resources to create these large-scale A.I. systems, and corporations are driven by interest in profit and growth, not necessarily the public good. I think that the concerns that were raised by Geoff and others are often looking at hypothetical future scenarios in which these statistical systems somehow become hyperintelligent, and I don’t see any evidence backing those claims. </text:span><text:span text:style-name="T29">(...)</text:span></text:p>
      <text:p text:style-name="P24"/>
      <text:p text:style-name="P22"><text:span text:style-name="Strong_20_Emphasis"><text:span text:style-name="T28">The data that feeds these systems is gathered from all over the web by crawling millions of websites—we’re talking about everything from news sites to hate speech. Why does that matter?</text:span></text:span></text:p>
      <text:p text:style-name="P24">That data is then being wrapped up into these machine learning models that are being used in very sensitive ways with very little accountability, almost no testing, and backed by extremely exaggerated claims that are effectively marketing for the companies that stand to profit from them.</text:p>
      <text:p text:style-name="P24"/>
      <text:p text:style-name="P22"><text:span text:style-name="Strong_20_Emphasis"><text:span text:style-name="T28">You work with the AI Now Institute,  which argues that nothing about artificial intelligence is inevitable. What does that mean?</text:span></text:span></text:p>
      <text:p text:style-name="P25">(...)</text:p>
      <text:p text:style-name="P24">We are in a world where private corporations have unfathomably complex and detailed dossiers about billions and billions of people, and increasingly provide the infrastructures for our social and economic institutions. Whether that is providing so-called A.I. models that are outsourcing decision-making or providing cloud support that is ultimately placing incredibly sensitive information, again, in the hands of a handful of corporations that are centralizing these functions with very little transparency and almost no accountability. That is not an inevitable situation: We know who the actors are, we know where they live. We have some sense of what interventions could be healthy for moving toward something that is more supportive of the public good.</text:p>
      <text:p text:style-name="P24"/>
      <text:p text:style-name="P22"><text:span text:style-name="Strong_20_Emphasis"><text:span text:style-name="T28">What most concerns you about the moment we’re in with A.I.?</text:span></text:span></text:p>
      <text:p text:style-name="P22"><text:span text:style-name="T24">There are many concerns we have to hold at once. </text:span><text:span text:style-name="T29">(…) of</text:span><text:span text:style-name="T24"> course, data bias and the fact that these systems will be shaped like the data they are informed by is a big one. Nitasha Tiku at the Washington Post did a really brilliant </text:span><text:a xlink:type="simple" xlink:href="https://www.washingtonpost.com/technology/interactive/2023/ai-chatbot-learning/?itid=ap_kevinschaul" text:style-name="Internet_20_link" text:visited-style-name="Visited_20_Internet_20_Link"><text:span text:style-name="T25">exposition</text:span></text:a><text:span text:style-name="T24"> looking at what actually goes into creating ChatGPT. Where does it learn how to predict the next word in a sentence, based on how many billions of sentences it’s been shown? It showed some gnarly things like neo-Nazi content and deeply misogynist content that ChatGPT was using. So data is a big concern. </text:span><text:span text:style-name="T29">(…) </text:span><text:span text:style-name="T24">For me, there’s </text:span><text:soft-page-break/><text:span text:style-name="T24">also a big concern about who gets to use these systems, who benefits from them, and who is harmed by them.</text:span></text:p>
      <text:p text:style-name="P23"><text:span text:style-name="T27"/></text:p>
      <text:p text:style-name="P22"><text:span text:style-name="Strong_20_Emphasis"><text:span text:style-name="T28">There’s a sort of bifurcation in the generative A.I. criticism: On the one hand, you have Geoffrey Hinton, Eliezer Yudkowsky, etc., saying there is an existential threat here. And on the other hand, people like Timnit Gebru, Deb Raji, Joy Buolamwini, and perhaps you are saying the issue here is as much in how these things are built and trained as anything else.</text:span></text:span><text:span text:style-name="Strong_20_Emphasis"><text:span text:style-name="T30">(...)</text:span></text:span></text:p>
      <text:p text:style-name="P22"><text:span text:style-name="T29">(…) </text:span><text:span text:style-name="T24">Right now, low-wage workers, people who are historically marginalized, Black people, women, disabled people, people in countries that are on the cusp of climate catastrophe—many, many folks are at risk. Their existence is threatened or otherwise shaped and harmed by the deployment of these systems. We can look at these systems used in law enforcement. There’s a </text:span><text:a xlink:type="simple" xlink:href="https://www.nytimes.com/2023/03/31/technology/facial-recognition-false-arrests.html" text:style-name="Internet_20_link" text:visited-style-name="Visited_20_Internet_20_Link"><text:span text:style-name="T25">New York Times story</text:span></text:a><text:span text:style-name="T24"> from a few months back about a man who was imprisoned based on a false facial recognition match. That is deeply existential for that person’s life. That person was Black. People like Deb, Joy, Timnit have documented over and over again that these systems are more likely to misrecognize Black people. In a world where Black people are more criminalized, and there is inequality in law enforcement, that is going to have harms. </text:span><text:span text:style-name="T29">(...)</text:span></text:p>
      <text:p text:style-name="P23"><text:span text:style-name="T27"/></text:p>
      <text:p text:style-name="P22"><text:span text:style-name="Strong_20_Emphasis"><text:span text:style-name="T28">So then what’s the next step? Shut it all down?</text:span></text:span></text:p>
      <text:p text:style-name="P22"><text:span text:style-name="T24">The next steps are, in my view, things like the </text:span><text:a xlink:type="simple" xlink:href="https://slate.com/podcasts/what-next-tbd/2023/05/the-writers-strike-is-about-tech" text:style-name="Internet_20_link" text:visited-style-name="Visited_20_Internet_20_Link"><text:span text:style-name="T25">Writer’s Guild of America winning</text:span></text:a><text:span text:style-name="T24">, showing that we can put clear guardrails on the use of these systems, and those guardrails don’t have to come from entreating those who already have power. They can actually come from power building in workplaces and in communities. </text:span><text:span text:style-name="T29">(...)</text:span></text:p>
      <text:p text:style-name="P23"><text:span text:style-name="T27"/></text:p>
      <text:p text:style-name="P26"><text:span text:style-name="Strong_20_Emphasis"><text:span text:style-name="T31">(...)</text:span></text:span></text:p>
      <text:p text:style-name="P27"><text:span text:style-name="T32">* Doomerism: </text:span><text:span text:style-name="T33">Despair and apathy caused by disbelief in the possibility of change; the mindset of doomers.</text:span></text:p>
      <text:p text:style-name="P27"><text:span text:style-name="T33"/></text:p>
      <text:p text:style-name="P27"><text:span text:style-name="T3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11:13:05.382739531</meta:creation-date>
    <dc:date>2024-11-21T11:56:35.705343399</dc:date>
    <meta:editing-duration>PT35M4S</meta:editing-duration>
    <meta:editing-cycles>11</meta:editing-cycles>
    <meta:generator>LibreOffice/24.8.3.2$Linux_X86_64 LibreOffice_project/e14c9fdd1f585efcbb2c5363087a99d20928d522</meta:generator>
    <meta:document-statistic meta:table-count="1" meta:image-count="0" meta:object-count="0" meta:page-count="5" meta:paragraph-count="115" meta:word-count="1662" meta:character-count="9466" meta:non-whitespace-character-count="7887"/>
  </office:meta>
</office:document-meta>
</file>